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"/>
  </office:font-face-decls>
  <office:automatic-styles>
    <style:style style:name="Tabla2" style:family="table">
      <style:table-properties style:width="17.59cm" table:align="margins" style:shadow="none" style:may-break-between-rows="true" table:border-model="collapsing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fo:background-color="#ffb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ffbf00" fo:padding="0.097cm" fo:border="0.5pt solid #000000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1.509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2.699cm"/>
    </style:style>
    <style:style style:name="Tabla1.C" style:family="table-column">
      <style:table-column-properties style:column-width="5.212cm"/>
    </style:style>
    <style:style style:name="Tabla1.A1" style:family="table-cell">
      <style:table-cell-properties fo:background-color="#ffbf00" fo:padding="0cm" fo:border="none" style:writing-mode="page">
        <style:background-image/>
      </style:table-cell-properties>
    </style:style>
    <style:style style:name="Tabla1.A2" style:family="table-cell">
      <style:table-cell-properties fo:padding="0cm" fo:border="none" style:writing-mode="page"/>
    </style:style>
    <style:style style:name="Tabla1.B2" style:family="table-cell">
      <style:table-cell-properties fo:padding="0cm" fo:border="none" style:writing-mode="page"/>
    </style:style>
    <style:style style:name="Tabla1.C2" style:family="table-cell">
      <style:table-cell-properties fo:padding="0cm" fo:border="none" style:writing-mode="page"/>
    </style:style>
    <style:style style:name="Tabla1.A3" style:family="table-cell">
      <style:table-cell-properties fo:padding="0cm" fo:border="none" style:writing-mode="page"/>
    </style:style>
    <style:style style:name="Tabla1.B3" style:family="table-cell">
      <style:table-cell-properties fo:padding="0cm" fo:border="none" style:writing-mode="page"/>
    </style:style>
    <style:style style:name="Tabla1.C3" style:family="table-cell">
      <style:table-cell-properties fo:padding="0cm" fo:border="none" style:writing-mode="page"/>
    </style:style>
    <style:style style:name="Tabla1.A4" style:family="table-cell">
      <style:table-cell-properties fo:padding="0cm" fo:border="none" style:writing-mode="page"/>
    </style:style>
    <style:style style:name="Tabla1.B4" style:family="table-cell">
      <style:table-cell-properties fo:padding="0cm" fo:border="none" style:writing-mode="page"/>
    </style:style>
    <style:style style:name="Tabla1.C4" style:family="table-cell">
      <style:table-cell-properties fo:padding="0cm" fo:border="none" style:writing-mode="page"/>
    </style:style>
    <style:style style:name="Tabla1.A5" style:family="table-cell">
      <style:table-cell-properties fo:padding="0cm" fo:border="none" style:writing-mode="page"/>
    </style:style>
    <style:style style:name="Tabla1.B5" style:family="table-cell">
      <style:table-cell-properties fo:padding="0cm" fo:border="none" style:writing-mode="page"/>
    </style:style>
    <style:style style:name="Tabla1.C5" style:family="table-cell">
      <style:table-cell-properties fo:padding="0cm" fo:border="none" style:writing-mode="page"/>
    </style:style>
    <style:style style:name="Tabla1.A6" style:family="table-cell">
      <style:table-cell-properties fo:padding="0cm" fo:border="none" style:writing-mode="page"/>
    </style:style>
    <style:style style:name="Tabla1.B6" style:family="table-cell">
      <style:table-cell-properties fo:padding="0cm" fo:border="none" style:writing-mode="page"/>
    </style:style>
    <style:style style:name="Tabla1.C6" style:family="table-cell">
      <style:table-cell-properties fo:padding="0cm" fo:border="none" style:writing-mode="page"/>
    </style:style>
    <style:style style:name="Tabla1.A7" style:family="table-cell">
      <style:table-cell-properties fo:padding="0cm" fo:border="none" style:writing-mode="page"/>
    </style:style>
    <style:style style:name="Tabla1.B7" style:family="table-cell">
      <style:table-cell-properties fo:padding="0cm" fo:border="none" style:writing-mode="page"/>
    </style:style>
    <style:style style:name="Tabla1.C7" style:family="table-cell">
      <style:table-cell-properties fo:padding="0cm" fo:border="none" style:writing-mode="page"/>
    </style:style>
    <style:style style:name="Tabla1.A8" style:family="table-cell">
      <style:table-cell-properties fo:padding="0cm" fo:border="none" style:writing-mode="page"/>
    </style:style>
    <style:style style:name="Tabla1.B8" style:family="table-cell">
      <style:table-cell-properties fo:padding="0cm" fo:border="none" style:writing-mode="page"/>
    </style:style>
    <style:style style:name="Tabla1.C8" style:family="table-cell">
      <style:table-cell-properties fo:padding="0cm" fo:border="none" style:writing-mode="page"/>
    </style:style>
    <style:style style:name="Tabla1.A9" style:family="table-cell">
      <style:table-cell-properties fo:padding="0cm" fo:border="none" style:writing-mode="page"/>
    </style:style>
    <style:style style:name="Tabla1.B9" style:family="table-cell">
      <style:table-cell-properties fo:padding="0cm" fo:border="none" style:writing-mode="page"/>
    </style:style>
    <style:style style:name="Tabla1.C9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weight="bold" officeooo:rsid="000f1431" officeooo:paragraph-rsid="000f1431" style:font-weight-asian="bold" style:font-weight-complex="bold"/>
    </style:style>
    <style:style style:name="P2" style:family="paragraph" style:parent-style-name="Standard">
      <style:text-properties style:font-name="Liberation Serif" fo:font-size="11pt" officeooo:rsid="003427a0" officeooo:paragraph-rsid="0006a771" style:font-size-asian="11pt" style:font-size-complex="11pt"/>
    </style:style>
    <style:style style:name="P3" style:family="paragraph" style:parent-style-name="Standard">
      <style:text-properties style:font-name="Liberation Serif" fo:font-size="11pt" officeooo:rsid="000bb60a" officeooo:paragraph-rsid="0006a771" style:font-size-asian="11pt" style:font-size-complex="11pt"/>
    </style:style>
    <style:style style:name="P4" style:family="paragraph" style:parent-style-name="Table_20_Contents">
      <style:text-properties style:font-name="Liberation Serif" fo:font-size="11pt" officeooo:rsid="00444078" officeooo:paragraph-rsid="0006a771" style:font-size-asian="11pt" style:font-size-complex="11pt"/>
    </style:style>
    <style:style style:name="P5" style:family="paragraph" style:parent-style-name="Table_20_Contents">
      <style:text-properties style:font-name="Liberation Serif" fo:font-size="11pt" officeooo:rsid="00056860" officeooo:paragraph-rsid="0006a771" style:font-size-asian="11pt" style:font-size-complex="11pt"/>
    </style:style>
    <style:style style:name="P6" style:family="paragraph" style:parent-style-name="Table_20_Contents">
      <style:text-properties style:font-name="Liberation Serif" fo:font-size="11pt" officeooo:rsid="0006e4f5" officeooo:paragraph-rsid="0006e4f5" style:font-size-asian="11pt" style:font-size-complex="11pt"/>
    </style:style>
    <style:style style:name="P7" style:family="paragraph" style:parent-style-name="Text_20_body">
      <style:text-properties style:font-name="Liberation Serif" fo:font-size="11pt" officeooo:rsid="000de8f0" officeooo:paragraph-rsid="000ee36f" style:font-size-asian="11pt" style:font-size-complex="11pt"/>
    </style:style>
    <style:style style:name="P8" style:family="paragraph" style:parent-style-name="Text_20_body">
      <style:text-properties style:font-name="Liberation Serif" fo:font-size="11pt" officeooo:rsid="000ee36f" officeooo:paragraph-rsid="000ee36f" style:font-size-asian="11pt" style:font-size-complex="11pt"/>
    </style:style>
    <style:style style:name="P9" style:family="paragraph" style:parent-style-name="Text_20_body">
      <style:paragraph-properties>
        <style:tab-stops>
          <style:tab-stop style:position="4.683cm"/>
        </style:tab-stops>
      </style:paragraph-properties>
      <style:text-properties style:font-name="Liberation Serif" fo:font-size="11pt" officeooo:rsid="00218bba" officeooo:paragraph-rsid="00218bba" style:font-size-asian="11pt" style:font-size-complex="11pt"/>
    </style:style>
    <style:style style:name="P10" style:family="paragraph" style:parent-style-name="Text_20_body">
      <style:paragraph-properties>
        <style:tab-stops>
          <style:tab-stop style:position="4.683cm"/>
        </style:tab-stops>
      </style:paragraph-properties>
      <style:text-properties style:font-name="Liberation Serif" fo:font-size="11pt" officeooo:rsid="00231652" officeooo:paragraph-rsid="00231652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Liberation Serif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444078" officeooo:paragraph-rsid="0006a77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06e4f5" officeooo:paragraph-rsid="0006e4f5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Liberation Serif" fo:font-size="11pt" fo:font-weight="normal" officeooo:rsid="000c0100" officeooo:paragraph-rsid="000c0100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Liberation Serif" fo:font-size="11pt" fo:font-weight="normal" officeooo:rsid="00132a10" officeooo:paragraph-rsid="00132a10" style:font-name-asian="Microsoft YaHei" style:font-size-asian="11pt" style:font-weight-asian="normal" style:font-name-complex="Lucida Sans" style:font-size-complex="11pt" style:font-weight-complex="normal"/>
    </style:style>
    <style:style style:name="P16" style:family="paragraph" style:parent-style-name="Text_20_body">
      <style:text-properties style:font-name="Liberation Serif" fo:font-size="11pt" officeooo:rsid="000ee36f" officeooo:paragraph-rsid="000ee36f" style:font-size-asian="9.60000038146973pt" style:font-size-complex="11pt"/>
    </style:style>
    <style:style style:name="P17" style:family="paragraph" style:parent-style-name="Standard">
      <style:text-properties officeooo:rsid="0006a771" officeooo:paragraph-rsid="0006a771"/>
    </style:style>
    <style:style style:name="P18" style:family="paragraph" style:parent-style-name="Standard">
      <style:text-properties officeooo:rsid="0018720b" officeooo:paragraph-rsid="0018720b"/>
    </style:style>
    <style:style style:name="P19" style:family="paragraph" style:parent-style-name="Preformatted_20_Text">
      <style:text-properties officeooo:rsid="0018720b" officeooo:paragraph-rsid="0018720b"/>
    </style:style>
    <style:style style:name="P20" style:family="paragraph" style:parent-style-name="Standard">
      <style:text-properties fo:font-variant="normal" fo:text-transform="none" fo:color="#222222" loext:opacity="100%" style:font-name="monospace" fo:font-size="12pt" fo:letter-spacing="normal" fo:font-style="normal" fo:font-weight="normal" officeooo:rsid="00409afc" officeooo:paragraph-rsid="000ee36f" style:font-size-asian="11pt" style:font-size-complex="11pt"/>
    </style:style>
    <style:style style:name="P21" style:family="paragraph" style:parent-style-name="Standard">
      <style:text-properties fo:font-variant="normal" fo:text-transform="none" fo:color="#222222" loext:opacity="100%" style:font-name="monospace" fo:font-size="12pt" fo:letter-spacing="normal" fo:font-style="normal" fo:font-weight="normal" officeooo:rsid="00409afc" officeooo:paragraph-rsid="00263f1e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ee6" officeooo:paragraph-rsid="00101e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ee6" officeooo:paragraph-rsid="00234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ee6" officeooo:paragraph-rsid="002829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ee6" officeooo:paragraph-rsid="002ff9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ee6" officeooo:paragraph-rsid="0033de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ee6" officeooo:paragraph-rsid="00379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434" officeooo:paragraph-rsid="002344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902" officeooo:paragraph-rsid="002829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f93a" officeooo:paragraph-rsid="002ff9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de98" officeooo:paragraph-rsid="0033de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9498" officeooo:paragraph-rsid="00379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text-properties fo:font-size="11pt" officeooo:rsid="0006e4f5" officeooo:paragraph-rsid="0006e4f5" style:font-size-asian="11pt" style:font-size-complex="11pt"/>
    </style:style>
    <style:style style:name="P34" style:family="paragraph" style:parent-style-name="Text_20_body">
      <style:text-properties style:font-name="Liberation Mono" fo:font-size="11pt" fo:font-weight="normal" officeooo:rsid="000c0100" officeooo:paragraph-rsid="000c0100" style:font-size-asian="11pt" style:font-weight-asian="normal" style:font-size-complex="11pt" style:font-weight-complex="normal"/>
    </style:style>
    <style:style style:name="P35" style:family="paragraph" style:parent-style-name="Text_20_body">
      <style:text-properties style:font-name="Liberation Mono" fo:font-size="11pt" fo:font-weight="normal" officeooo:paragraph-rsid="0018720b" style:font-size-asian="11pt" style:font-weight-asian="normal" style:font-size-complex="11pt" style:font-weight-complex="normal"/>
    </style:style>
    <style:style style:name="P36" style:family="paragraph" style:parent-style-name="Text_20_body">
      <style:text-properties style:font-name="Liberation Mono" fo:font-size="11pt" officeooo:rsid="000ee36f" officeooo:paragraph-rsid="000ee36f" style:font-size-asian="11pt" style:font-size-complex="11pt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Liberation Mono" fo:font-size="11pt" style:font-size-asian="11pt" style:font-size-complex="11pt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Liberation Mono" fo:font-size="11pt" officeooo:paragraph-rsid="002d3545" style:font-size-asian="11pt" style:font-size-complex="11pt"/>
    </style:style>
    <style:style style:name="P39" style:family="paragraph" style:parent-style-name="Text_20_body">
      <style:paragraph-properties fo:margin-top="0cm" fo:margin-bottom="0cm" style:contextual-spacing="false"/>
      <style:text-properties style:font-name="Liberation Mono" fo:font-size="11pt" fo:font-style="normal" officeooo:rsid="002da14b" officeooo:paragraph-rsid="002da14b" style:font-size-asian="11pt" style:font-style-asian="normal" style:font-size-complex="11pt" style:font-style-complex="normal"/>
    </style:style>
    <style:style style:name="P40" style:family="paragraph" style:parent-style-name="Text_20_body">
      <style:paragraph-properties fo:margin-top="0cm" fo:margin-bottom="0cm" style:contextual-spacing="false"/>
      <style:text-properties style:font-name="Liberation Mono" fo:font-size="11pt" fo:font-style="normal" officeooo:rsid="00218bba" officeooo:paragraph-rsid="002d3545" style:font-size-asian="11pt" style:font-style-asian="normal" style:font-size-complex="11pt" style:font-style-complex="normal"/>
    </style:style>
    <style:style style:name="P41" style:family="paragraph" style:parent-style-name="Text_20_body">
      <style:text-properties officeooo:rsid="000de8f0" officeooo:paragraph-rsid="000de8f0"/>
    </style:style>
    <style:style style:name="P42" style:family="paragraph" style:parent-style-name="Text_20_body">
      <style:text-properties officeooo:paragraph-rsid="00101ee6"/>
    </style:style>
    <style:style style:name="P43" style:family="paragraph" style:parent-style-name="Text_20_body">
      <style:text-properties style:font-name="Liberation Sans" fo:font-size="11pt" fo:font-weight="normal" officeooo:rsid="0006a771" officeooo:paragraph-rsid="0006a771" style:font-name-asian="Microsoft YaHei" style:font-size-asian="11pt" style:font-weight-asian="normal" style:font-name-complex="Lucida Sans" style:font-size-complex="11pt" style:font-weight-complex="normal"/>
    </style:style>
    <style:style style:name="P44" style:family="paragraph" style:parent-style-name="Text_20_body">
      <style:text-properties style:font-name="Liberation Sans" fo:font-size="11pt" fo:font-weight="normal" officeooo:rsid="00168212" officeooo:paragraph-rsid="00168212" style:font-name-asian="Microsoft YaHei" style:font-size-asian="11pt" style:font-weight-asian="normal" style:font-name-complex="Lucida Sans" style:font-size-complex="11pt" style:font-weight-complex="normal"/>
    </style:style>
    <style:style style:name="P45" style:family="paragraph" style:parent-style-name="Text_20_body">
      <style:text-properties style:font-name="Lucida Console" fo:font-size="11pt" fo:font-weight="normal" officeooo:rsid="0011fd50" officeooo:paragraph-rsid="0011fd50" style:font-name-asian="Microsoft YaHei" style:font-size-asian="11pt" style:font-weight-asian="normal" style:font-name-complex="Lucida Sans" style:font-size-complex="11pt" style:font-weight-complex="normal"/>
    </style:style>
    <style:style style:name="P46" style:family="paragraph" style:parent-style-name="Text_20_body">
      <style:text-properties officeooo:rsid="00218bba" officeooo:paragraph-rsid="00218bba"/>
    </style:style>
    <style:style style:name="P47" style:family="paragraph" style:parent-style-name="Text_20_body">
      <style:text-properties officeooo:paragraph-rsid="00332a15"/>
    </style:style>
    <style:style style:name="P4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9" style:family="paragraph" style:parent-style-name="Standard">
      <style:text-properties officeooo:rsid="0038ccad" officeooo:paragraph-rsid="0038ccad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officeooo:rsid="0038ccad" officeooo:paragraph-rsid="0038ccad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officeooo:rsid="003b2d65" officeooo:paragraph-rsid="003b2d65"/>
    </style:style>
    <style:style style:name="P52" style:family="paragraph" style:parent-style-name="Text_20_body">
      <style:text-properties officeooo:rsid="000de8f0" officeooo:paragraph-rsid="003b2d65"/>
    </style:style>
    <style:style style:name="P53" style:family="paragraph" style:parent-style-name="Text_20_body">
      <style:text-properties officeooo:rsid="00218bba" officeooo:paragraph-rsid="003c98f7"/>
    </style:style>
    <style:style style:name="P54" style:family="paragraph" style:parent-style-name="Standard">
      <style:text-properties officeooo:rsid="0038ccad" officeooo:paragraph-rsid="003b2d65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01ee6" officeooo:paragraph-rsid="00101e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" style:family="paragraph" style:parent-style-name="Heading_20_1">
      <style:text-properties officeooo:rsid="00101ee6" officeooo:paragraph-rsid="00101ee6"/>
    </style:style>
    <style:style style:name="P58" style:family="paragraph" style:parent-style-name="Heading_20_1">
      <style:text-properties officeooo:rsid="0033de98" officeooo:paragraph-rsid="0033de98"/>
    </style:style>
    <style:style style:name="P59" style:family="paragraph" style:parent-style-name="Heading_20_1">
      <style:text-properties officeooo:rsid="000c0100" officeooo:paragraph-rsid="000c0100"/>
    </style:style>
    <style:style style:name="P60" style:family="paragraph" style:parent-style-name="Heading_20_1">
      <style:text-properties officeooo:paragraph-rsid="002d3545"/>
    </style:style>
    <style:style style:name="P61" style:family="paragraph" style:parent-style-name="Heading_20_1">
      <style:text-properties style:font-name="Liberation Sans" fo:font-size="18.2000007629395pt" fo:font-weight="bold" officeooo:rsid="000ee36f" officeooo:paragraph-rsid="000ee36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" style:family="text">
      <style:text-properties officeooo:rsid="0014effd"/>
    </style:style>
    <style:style style:name="T2" style:family="text">
      <style:text-properties fo:font-variant="normal" fo:text-transform="none" fo:color="#222222" loext:opacity="100%" fo:letter-spacing="normal" fo:font-style="normal" fo:font-weight="normal"/>
    </style:style>
    <style:style style:name="T3" style:family="text">
      <style:text-properties fo:font-variant="normal" fo:text-transform="none" fo:color="#222222" loext:opacity="100%" fo:letter-spacing="normal" fo:font-style="normal" fo:font-weight="normal" officeooo:rsid="000e906f"/>
    </style:style>
    <style:style style:name="T4" style:family="text">
      <style:text-properties fo:font-variant="normal" fo:text-transform="none" fo:color="#24292e" loext:opacity="100%" style:font-name="Liberation Mono" fo:font-size="11pt" fo:letter-spacing="normal" fo:font-style="normal" fo:font-weight="normal" style:font-size-asian="11pt" style:font-size-complex="11pt" loext:padding="0cm" loext:border="none"/>
    </style:style>
    <style:style style:name="T5" style:family="text">
      <style:text-properties fo:font-variant="normal" fo:text-transform="none" fo:color="#24292e" loext:opacity="100%" style:font-name="Liberation Mono" fo:font-size="11pt" fo:letter-spacing="normal" fo:font-style="normal" fo:font-weight="normal" style:font-name-asian="NSimSun1" style:font-size-asian="11pt" style:font-name-complex="Liberation Mono" style:font-size-complex="11pt" loext:padding="0cm" loext:border="none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" style:family="text">
      <style:text-properties style:font-name="Liberation Sans" fo:font-size="18.2000007629395pt" fo:font-weight="bold" officeooo:rsid="002d354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2e36b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38cca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1" style:family="text">
      <style:text-properties style:font-name="Liberation Sans" officeooo:rsid="0028c0c5"/>
    </style:style>
    <style:style style:name="T12" style:family="text">
      <style:text-properties style:font-name="Liberation Sans" officeooo:rsid="00332a15"/>
    </style:style>
    <style:style style:name="T13" style:family="text">
      <style:text-properties officeooo:rsid="0006e4f5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4f7671"/>
    </style:style>
    <style:style style:name="T16" style:family="text">
      <style:text-properties style:font-name="Liberation Serif" officeooo:rsid="00263f1e"/>
    </style:style>
    <style:style style:name="T17" style:family="text">
      <style:text-properties style:font-name="Liberation Serif" officeooo:rsid="00263f1e" style:font-name-asian="NSimSun1" style:font-name-complex="Liberation Mono"/>
    </style:style>
    <style:style style:name="T18" style:family="text">
      <style:text-properties officeooo:rsid="0008b1ce"/>
    </style:style>
    <style:style style:name="T19" style:family="text">
      <style:text-properties officeooo:rsid="00092b0a"/>
    </style:style>
    <style:style style:name="T20" style:family="text">
      <style:text-properties style:font-name="Liberation Mono" fo:font-size="11pt"/>
    </style:style>
    <style:style style:name="T21" style:family="text">
      <style:text-properties style:font-name="Liberation Mono" fo:font-size="11pt" officeooo:rsid="00263f1e"/>
    </style:style>
    <style:style style:name="T22" style:family="text">
      <style:text-properties style:font-name="Liberation Mono" fo:font-size="11pt" officeooo:rsid="003b2d65" style:font-size-asian="11pt" style:font-size-complex="11pt"/>
    </style:style>
    <style:style style:name="T23" style:family="text">
      <style:text-properties style:font-name="Liberation Mono" fo:font-size="11pt" fo:font-style="normal" officeooo:rsid="003b2d65" style:font-size-asian="11pt" style:font-style-asian="normal" style:font-size-complex="11pt" style:font-style-complex="normal"/>
    </style:style>
    <style:style style:name="T24" style:family="text">
      <style:text-properties style:font-name="Liberation Mono" officeooo:rsid="00424a60"/>
    </style:style>
    <style:style style:name="T25" style:family="text">
      <style:text-properties style:font-name="Liberation Mono" officeooo:rsid="004e9ad6"/>
    </style:style>
    <style:style style:name="T26" style:family="text">
      <style:text-properties style:font-name="Liberation Mono" officeooo:rsid="004f7671"/>
    </style:style>
    <style:style style:name="T27" style:family="text">
      <style:text-properties officeooo:rsid="000ee36f"/>
    </style:style>
    <style:style style:name="T28" style:family="text">
      <style:text-properties officeooo:rsid="001717a8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da14b" style:font-style-asian="normal" style:font-style-complex="normal"/>
    </style:style>
    <style:style style:name="T31" style:family="text">
      <style:text-properties officeooo:rsid="001958c2"/>
    </style:style>
    <style:style style:name="T32" style:family="text">
      <style:text-properties officeooo:rsid="001fd2ef"/>
    </style:style>
    <style:style style:name="T33" style:family="text">
      <style:text-properties officeooo:rsid="00218bba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31652"/>
    </style:style>
    <style:style style:name="T36" style:family="text">
      <style:text-properties officeooo:rsid="002474ab"/>
    </style:style>
    <style:style style:name="T37" style:family="text">
      <style:text-properties officeooo:rsid="0038ccad"/>
    </style:style>
    <style:style style:name="T38" style:family="text">
      <style:text-properties officeooo:rsid="0039f402"/>
    </style:style>
    <style:style style:name="T39" style:family="text">
      <style:text-properties officeooo:rsid="003b2d65"/>
    </style:style>
    <style:style style:name="T40" style:family="text">
      <style:text-properties officeooo:rsid="000ec011"/>
    </style:style>
    <style:style style:name="T41" style:family="text">
      <style:text-properties officeooo:rsid="003c98f7"/>
    </style:style>
    <style:style style:name="T42" style:family="text">
      <style:text-properties officeooo:rsid="003dd4d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<text:bookmark-start text:name="__RefHeading___Toc901_1763709852"/>Control de versiones<text:bookmark-end text:name="__RefHeading___Toc901_1763709852"/></text:h>
      <table:table table:name="Tabla2" table:style-name="Tabla2" table:template-name="Default Style">
        <table:table-column table:style-name="Tabla2.A" table:number-columns-repeated="3"/>
        <table:table-column table:style-name="Tabla2.D"/>
        <table:table-row table:style-name="TableLine2349236342176">
          <table:table-cell table:style-name="Tabla2.A1" office:value-type="string">
            <text:p text:style-name="P55">Versión</text:p>
          </table:table-cell>
          <table:table-cell table:style-name="Tabla2.A1" office:value-type="string">
            <text:p text:style-name="P55">Autor</text:p>
          </table:table-cell>
          <table:table-cell table:style-name="Tabla2.A1" office:value-type="string">
            <text:p text:style-name="P55">Fecha</text:p>
          </table:table-cell>
          <table:table-cell table:style-name="Tabla2.D1" office:value-type="string">
            <text:p text:style-name="P55">Descripción</text:p>
          </table:table-cell>
        </table:table-row>
        <table:table-row table:style-name="Tabla2.2">
          <table:table-cell table:style-name="Tabla2.A2" office:value-type="string">
            <text:p text:style-name="P22">1</text:p>
          </table:table-cell>
          <table:table-cell table:style-name="Tabla2.A2" office:value-type="string">
            <text:p text:style-name="P22">Ing. David Zornosa</text:p>
          </table:table-cell>
          <table:table-cell table:style-name="Tabla2.A2" office:value-type="string">
            <text:p text:style-name="P22">11/<text:span text:style-name="T39">12</text:span>/2021</text:p>
          </table:table-cell>
          <table:table-cell table:style-name="Tabla2.D2" office:value-type="string">
            <text:p text:style-name="P22">Versión inicial</text:p>
          </table:table-cell>
        </table:table-row>
      </table:table>
      <text:p text:style-name="P4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8"><text:a xlink:type="simple" xlink:href="#__RefHeading___Toc901_1763709852" text:style-name="Index_20_Link" text:visited-style-name="Index_20_Link">Control de versiones<text:tab/>1</text:a></text:p>
          <text:p text:style-name="P48"><text:a xlink:type="simple" xlink:href="#__RefHeading___Toc618_887726630" text:style-name="Index_20_Link" text:visited-style-name="Index_20_Link">Direcciones de servidores<text:tab/>1</text:a></text:p>
          <text:p text:style-name="P48"><text:a xlink:type="simple" xlink:href="#__RefHeading___Toc903_1763709852" text:style-name="Index_20_Link" text:visited-style-name="Index_20_Link">Requerimientos mínimos de hardware<text:tab/>1</text:a></text:p>
          <text:p text:style-name="P48"><text:a xlink:type="simple" xlink:href="#__RefHeading___Toc905_1763709852" text:style-name="Index_20_Link" text:visited-style-name="Index_20_Link">Requerimientos de software<text:tab/>1</text:a></text:p>
          <text:p text:style-name="P48"><text:a xlink:type="simple" xlink:href="#__RefHeading___Toc907_1763709852" text:style-name="Index_20_Link" text:visited-style-name="Index_20_Link">Configuración Node y dependencias<text:tab/>2</text:a></text:p>
          <text:p text:style-name="P48"><text:a xlink:type="simple" xlink:href="#__RefHeading___Toc909_1763709852" text:style-name="Index_20_Link" text:visited-style-name="Index_20_Link">Configuración Oracle Client Library<text:tab/>2</text:a></text:p>
          <text:p text:style-name="P48"><text:a xlink:type="simple" xlink:href="#__RefHeading___Toc911_1763709852" text:style-name="Index_20_Link" text:visited-style-name="Index_20_Link">Configuración Nginx<text:tab/>2</text:a></text:p>
          <text:p text:style-name="P48"><text:a xlink:type="simple" xlink:href="#__RefHeading___Toc913_1763709852" text:style-name="Index_20_Link" text:visited-style-name="Index_20_Link">Despliegue del sistema<text:tab/>3</text:a></text:p>
          <text:p text:style-name="P48"><text:a xlink:type="simple" xlink:href="#__RefHeading___Toc1580_3616600369" text:style-name="Index_20_Link" text:visited-style-name="Index_20_Link">Configuración de acceso a servicios REST<text:tab/>4</text:a></text:p>
          <text:p text:style-name="P48"><text:a xlink:type="simple" xlink:href="#__RefHeading___Toc1124_3594479673" text:style-name="Index_20_Link" text:visited-style-name="Index_20_Link">Configuración de acceso a la base de datos<text:tab/>4</text:a></text:p>
          <text:p text:style-name="P48"><text:a xlink:type="simple" xlink:href="#__RefHeading___Toc915_1763709852" text:style-name="Index_20_Link" text:visited-style-name="Index_20_Link">Log de errores<text:tab/>4</text:a></text:p>
          <text:p text:style-name="P48"><text:a xlink:type="simple" xlink:href="#__RefHeading___Toc523_124672415" text:style-name="Index_20_Link" text:visited-style-name="Index_20_Link">Configuración de seguridad<text:tab/>5</text:a></text:p>
        </text:index-body>
      </text:table-of-content>
      <text:h text:style-name="P58" text:outline-level="1"><text:bookmark-start text:name="__RefHeading___Toc618_887726630"/><text:span text:style-name="T7">Direcci</text:span><text:span text:style-name="T10">ones de servidores</text:span><text:bookmark-end text:name="__RefHeading___Toc618_887726630"/></text:h>
      <text:p text:style-name="P49">IP de producción: <text:span text:style-name="T39">Por asignar</text:span></text:p>
      <text:p text:style-name="P49"/>
      <text:p text:style-name="P54">IP de pruebas: <text:s/><text:span text:style-name="T40">172.25.1.199</text:span></text:p>
      <text:p text:style-name="P49"/>
      <text:p text:style-name="P50">DN de acceso público:</text:p>
      <text:p text:style-name="P51">sismosentido2.sgc.gov.co</text:p>
      <text:h text:style-name="Heading_20_1" text:outline-level="1"><text:bookmark-start text:name="__RefHeading___Toc903_1763709852"/>Requerimientos mínimos de hardware<text:bookmark-end text:name="__RefHeading___Toc903_1763709852"/></text:h>
      <text:p text:style-name="P43">Memoria: 8gb</text:p>
      <text:p text:style-name="P43">Procesadores: 4</text:p>
      <text:p text:style-name="P43">Velocidad: 3 GHz</text:p>
      <text:p text:style-name="P44">Estos datos son susceptibles de ajuste de acuerdo al consumo observado en la aplicación.</text:p>
      <text:h text:style-name="Heading_20_1" text:outline-level="1"><text:bookmark-start text:name="__RefHeading___Toc905_1763709852"/><text:span text:style-name="T13">Requerimientos de s</text:span>oftware<text:bookmark-end text:name="__RefHeading___Toc905_1763709852"/></text:h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349236350064">
          <table:table-cell table:style-name="Tabla1.A1" office:value-type="string">
            <text:p text:style-name="P12">Programa</text:p>
          </table:table-cell>
          <table:table-cell table:style-name="Tabla1.A1" office:value-type="string">
            <text:p text:style-name="P12">Versión</text:p>
          </table:table-cell>
          <table:table-cell table:style-name="Tabla1.A1" office:value-type="string">
            <text:p text:style-name="P13">Tipo</text:p>
          </table:table-cell>
        </table:table-row>
        <table:table-row table:style-name="TableLine2349236346528">
          <table:table-cell table:style-name="Tabla1.A8" office:value-type="string">
            <text:p text:style-name="P3"><text:span text:style-name="T3">R</text:span><text:span text:style-name="T2">ed </text:span><text:span text:style-name="T3">H</text:span><text:span text:style-name="T2">at </text:span><text:span text:style-name="T3">enterprise</text:span></text:p>
          </table:table-cell>
          <table:table-cell table:style-name="Tabla1.B2" office:value-type="string">
            <text:p text:style-name="P4">8.3</text:p>
          </table:table-cell>
          <table:table-cell table:style-name="Tabla1.C2" office:value-type="string">
            <text:p text:style-name="P6">Sistema Operativo</text:p>
          </table:table-cell>
        </table:table-row>
        <text:soft-page-break/>
        <table:table-row table:style-name="TableLine2349236341904">
          <table:table-cell table:style-name="Tabla1.A7" office:value-type="string">
            <text:p text:style-name="P4">Node</text:p>
          </table:table-cell>
          <table:table-cell table:style-name="Tabla1.B3" office:value-type="string">
            <text:p text:style-name="P4">15.<text:span text:style-name="T28">1</text:span>2</text:p>
          </table:table-cell>
          <table:table-cell table:style-name="Tabla1.C3" office:value-type="string">
            <text:p text:style-name="P6">Runtime <text:span text:style-name="T19">Javascript</text:span></text:p>
          </table:table-cell>
        </table:table-row>
        <table:table-row table:style-name="TableLine2349236345984">
          <table:table-cell table:style-name="Tabla1.A8" office:value-type="string">
            <text:p text:style-name="P4">NPM</text:p>
          </table:table-cell>
          <table:table-cell table:style-name="Tabla1.B4" office:value-type="string">
            <text:p text:style-name="P4">7.11</text:p>
          </table:table-cell>
          <table:table-cell table:style-name="Tabla1.C4" office:value-type="string">
            <text:p text:style-name="P6">Gestor de paquetes de Node</text:p>
          </table:table-cell>
        </table:table-row>
        <table:table-row table:style-name="TableLine2349236351152">
          <table:table-cell table:style-name="Tabla1.A7" office:value-type="string">
            <text:p text:style-name="P4">ExcelJS</text:p>
          </table:table-cell>
          <table:table-cell table:style-name="Tabla1.B5" office:value-type="string">
            <text:p text:style-name="P4">4.1</text:p>
          </table:table-cell>
          <table:table-cell table:style-name="Tabla1.C5" office:value-type="string">
            <text:p text:style-name="P6">Libreria Node</text:p>
          </table:table-cell>
        </table:table-row>
        <table:table-row table:style-name="TableLine2349236340544">
          <table:table-cell table:style-name="Tabla1.A8" office:value-type="string">
            <text:p text:style-name="P4">Express</text:p>
          </table:table-cell>
          <table:table-cell table:style-name="Tabla1.B6" office:value-type="string">
            <text:p text:style-name="P4">4.17</text:p>
          </table:table-cell>
          <table:table-cell table:style-name="Tabla1.C6" office:value-type="string">
            <text:p text:style-name="P6">Libreria Node</text:p>
          </table:table-cell>
        </table:table-row>
        <table:table-row table:style-name="TableLine2349236339728">
          <table:table-cell table:style-name="Tabla1.A7" office:value-type="string">
            <text:p text:style-name="P4">Node-oracledb</text:p>
          </table:table-cell>
          <table:table-cell table:style-name="Tabla1.B7" office:value-type="string">
            <text:p text:style-name="P4">5.1</text:p>
          </table:table-cell>
          <table:table-cell table:style-name="Tabla1.C7" office:value-type="string">
            <text:p text:style-name="P6">Libreria Node</text:p>
          </table:table-cell>
        </table:table-row>
        <table:table-row table:style-name="TableLine2349236348160">
          <table:table-cell table:style-name="Tabla1.A8" office:value-type="string">
            <text:p text:style-name="P4">Oracle Client Library</text:p>
          </table:table-cell>
          <table:table-cell table:style-name="Tabla1.B8" office:value-type="string">
            <text:p text:style-name="P5">19.<text:span text:style-name="T36">10</text:span></text:p>
          </table:table-cell>
          <table:table-cell table:style-name="Tabla1.C8" office:value-type="string">
            <text:p text:style-name="P6">Runtime <text:span text:style-name="T18">acceso a base de datos</text:span></text:p>
          </table:table-cell>
        </table:table-row>
        <table:table-row table:style-name="TableLine2349236353328">
          <table:table-cell table:style-name="Tabla1.A9" office:value-type="string">
            <text:p text:style-name="P4">Nginx</text:p>
          </table:table-cell>
          <table:table-cell table:style-name="Tabla1.B9" office:value-type="string">
            <text:p text:style-name="P4">1.20</text:p>
          </table:table-cell>
          <table:table-cell table:style-name="Tabla1.C9" office:value-type="string">
            <text:p text:style-name="P6">Servidor de aplicaciones</text:p>
          </table:table-cell>
        </table:table-row>
      </table:table>
      <text:p text:style-name="P17"/>
      <text:h text:style-name="P59" text:outline-level="1"><text:bookmark-start text:name="__RefHeading___Toc907_1763709852"/>Configuración Node y dependencias<text:bookmark-end text:name="__RefHeading___Toc907_1763709852"/></text:h>
      <text:p text:style-name="P18">1. Crear la carpeta donde va a quedar instalado el node, se hará referencia a esta como $NODE_HOME</text:p>
      <text:p text:style-name="P18">2. Descargar node de la página oficial <text:a xlink:type="simple" xlink:href="https://nodejs.org/en/download/" text:style-name="Internet_20_link" text:visited-style-name="Visited_20_Internet_20_Link">https://nodejs.org/en/download/</text:a> <text:span text:style-name="T31">en la carpeta $NODE_HOME</text:span></text:p>
      <text:p text:style-name="P18">3. Ejecutar:</text:p>
      <text:p text:style-name="P19"><text:span text:style-name="Source_20_Text"><text:span text:style-name="T4">sudo tar -xJvf node-$</text:span></text:span><text:span text:style-name="Source_20_Text"><text:span text:style-name="T5">15.12</text:span></text:span><text:span text:style-name="Source_20_Text"><text:span text:style-name="T4">-$</text:span></text:span><text:span text:style-name="Source_20_Text"><text:span text:style-name="T5">linux-x64</text:span></text:span><text:span text:style-name="Source_20_Text"><text:span text:style-name="T4">.tar.xz -C /usr/local/lib/nodejs </text:span></text:span></text:p>
      <text:p text:style-name="P18"/>
      <text:p text:style-name="P35"/>
      <text:p text:style-name="P14">Node incluye el NPM, de manera que para instalar las dependencias solo es necesario ejecutar:</text:p>
      <text:p text:style-name="P34">npm exceljs</text:p>
      <text:p text:style-name="P34">npm express</text:p>
      <text:p text:style-name="P34">npm node-oracledb</text:p>
      <text:h text:style-name="P59" text:outline-level="1"><text:bookmark-start text:name="__RefHeading___Toc909_1763709852"/>Configuración <text:span text:style-name="T7">Oracle Client Library</text:span><text:bookmark-end text:name="__RefHeading___Toc909_1763709852"/></text:h>
      <text:p text:style-name="P15">Realizar la instalación mediante el comando:</text:p>
      <text:p text:style-name="P45">rpm – i oracle-instantclient19.10-basiclite-19.10.0.0.0-1.x86_64.rpm</text:p>
      <text:h text:style-name="Heading_20_1" text:outline-level="1"><text:bookmark-start text:name="__RefHeading___Toc911_1763709852"/>Configuración Nginx<text:bookmark-end text:name="__RefHeading___Toc911_1763709852"/></text:h>
      <text:p text:style-name="P33">En el archivo de configuración <text:span text:style-name="T24">/etc/nginx/</text:span><text:span text:style-name="T25">conf.d/</text:span><text:span text:style-name="T26">default.conf</text:span><text:span text:style-name="T15"> </text:span><text:span text:style-name="T14">se debe verificar que exista el siguiente bloque:</text:span></text:p>
      <text:p text:style-name="P37">server {</text:p>
      <text:p text:style-name="P37"><text:s text:c="4"/>listen 443 ssl http2;</text:p>
      <text:p text:style-name="P37"><text:s text:c="4"/>listen [::]:443 ssl http2;</text:p>
      <text:p text:style-name="P37"/>
      <text:p text:style-name="P37"><text:s text:c="4"/>ssl_certificate /etc/pki/tls/certs/bundle.sgc.gov.co.crt;</text:p>
      <text:p text:style-name="P37"><text:s text:c="4"/>ssl_certificate_key /etc/pki/tls/private/server.key;</text:p>
      <text:p text:style-name="P37"><text:s text:c="4"/></text:p>
      <text:p text:style-name="P37"><text:s text:c="4"/>server_name <text:span text:style-name="T39">sismosentido2</text:span>.sgc.gov.co;</text:p>
      <text:p text:style-name="P37"><text:s text:c="4"/>root /;</text:p>
      <text:p text:style-name="P37"/>
      <text:p text:style-name="P37"><text:s text:c="4"/>#access_log <text:s/>/var/log/nginx/host.access.log <text:s/>main;</text:p>
      <text:p text:style-name="P37"/>
      <text:p text:style-name="P37"><text:soft-page-break/><text:s text:c="4"/>if ($request_method = OPTIONS ) {</text:p>
      <text:p text:style-name="P37"><text:s text:c="8"/>return 405;</text:p>
      <text:p text:style-name="P37"><text:s text:c="4"/>}</text:p>
      <text:p text:style-name="P37"/>
      <text:p text:style-name="P37"><text:s text:c="4"/>location ^~ /etc/passwd/ {</text:p>
      <text:p text:style-name="P37"><text:s text:c="8"/>deny all;</text:p>
      <text:p text:style-name="P37"><text:s text:c="8"/>return 403;</text:p>
      <text:p text:style-name="P37"><text:s text:c="4"/>}</text:p>
      <text:p text:style-name="P37"><text:s text:c="4"/></text:p>
      <text:p text:style-name="P37"><text:s text:c="4"/>location ^~ /etc/passwd {</text:p>
      <text:p text:style-name="P37"><text:s text:c="8"/>deny all;</text:p>
      <text:p text:style-name="P37"><text:s text:c="8"/>return 403;</text:p>
      <text:p text:style-name="P37"><text:s text:c="4"/>}</text:p>
      <text:p text:style-name="P37"><text:s text:c="3"/></text:p>
      <text:p text:style-name="P37"><text:s text:c="4"/>location /<text:span text:style-name="T39">sismo_sentido_rest</text:span>/ {</text:p>
      <text:p text:style-name="P37"><text:s text:c="8"/>proxy_pass https://localhost:3000/cats/rest/;</text:p>
      <text:p text:style-name="P37"><text:s text:c="4"/>}</text:p>
      <text:p text:style-name="P37"/>
      <text:p text:style-name="P37"><text:s text:c="4"/>location /visor/ {</text:p>
      <text:p text:style-name="P37"><text:s text:c="8"/>alias /srv/<text:span text:style-name="T39">sismo_sentido_react</text:span>/build/;</text:p>
      <text:p text:style-name="P37"><text:s text:c="8"/>index index.html;</text:p>
      <text:p text:style-name="P37"><text:s text:c="4"/>}</text:p>
      <text:p text:style-name="P37"/>
      <text:p text:style-name="P37"><text:s text:c="4"/>error_page <text:s text:c="2"/>500 502 503 504 <text:s/>/50x.html;</text:p>
      <text:p text:style-name="P37"><text:s text:c="4"/>location = /50x.html {</text:p>
      <text:p text:style-name="P37"><text:s text:c="8"/>root <text:s text:c="2"/>/usr/share/nginx/html;</text:p>
      <text:p text:style-name="P37"><text:s text:c="4"/>}</text:p>
      <text:p text:style-name="P37">}</text:p>
      <text:p text:style-name="P11"/>
      <text:h text:style-name="Heading_20_1" text:outline-level="1"><text:bookmark-start text:name="__RefHeading___Toc913_1763709852"/>Despliegue del sistema<text:bookmark-end text:name="__RefHeading___Toc913_1763709852"/></text:h>
      <text:p text:style-name="P41">Se debe verificar que <text:span text:style-name="T32">e</text:span>l puerto 3000 no est<text:span text:style-name="T32">é</text:span> bloqueado por firewall y que las carpetas de trabajo <text:span text:style-name="T27">descritas abajo</text:span> puedan ser leidas por Nginx y Node.</text:p>
      <text:p text:style-name="P41">1. Si Nginx se encuentra corriendo, detener el proceso.</text:p>
      <text:p text:style-name="P41">2. Si Node se encuentra corriendo, detener el proceso.</text:p>
      <text:p text:style-name="P41">3. Crear las carpetas: </text:p>
      <text:p text:style-name="P52">/srv/<text:span text:style-name="T22">sismo_sentido_react</text:span>/build/ </text:p>
      <text:p text:style-name="P52">/srv/<text:span text:style-name="T22">sismo_sentido_rest</text:span>/</text:p>
      <text:p text:style-name="P52">4. Copiar los archivos de frontend a la carpeta /srv/<text:span text:style-name="T22">sismo_sentido_react</text:span>/build/</text:p>
      <text:p text:style-name="P52">5. Copiar los archivos de backend a la carpeta /srv/<text:span text:style-name="T22">sismo_sentido_rest</text:span>/</text:p>
      <text:p text:style-name="P7"><text:soft-page-break/>6. <text:span text:style-name="T27">Ejecutar, en la carpeta /srv/cats_rest/, el comando</text:span></text:p>
      <text:p text:style-name="P36">node index.js</text:p>
      <text:p text:style-name="P8">7. Iniciar el proceso de nginx</text:p>
      <text:h text:style-name="P60" text:outline-level="1"><text:bookmark-start text:name="__RefHeading___Toc1580_3616600369"/>Configuración de acceso a <text:span text:style-name="T8">servicios </text:span><text:span text:style-name="T9">REST</text:span><text:bookmark-end text:name="__RefHeading___Toc1580_3616600369"/></text:h>
      <text:p text:style-name="P53">En el archivo <text:span text:style-name="T29">/srv/</text:span><text:span text:style-name="T23">sismo_sentido_react</text:span><text:span text:style-name="T29">/build/</text:span><text:span text:style-name="T30">config.json</text:span><text:span text:style-name="T29"> verificar </text:span><text:span text:style-name="T30">que la linea “urlBaseRest” esté correctamente configurada </text:span><text:span text:style-name="T29">:</text:span></text:p>
      <text:p text:style-name="P39">{</text:p>
      <text:p text:style-name="P40"><text:s text:c="4"/>"urlBaseRest": "https://<text:span text:style-name="T41">sismosentido2</text:span>.sgc.gov.co/rest_cats/"</text:p>
      <text:p text:style-name="P39">}</text:p>
      <text:p text:style-name="P38"/>
      <text:h text:style-name="Heading_20_1" text:outline-level="1"><text:bookmark-start text:name="__RefHeading___Toc1124_3594479673"/>Configuración de acceso a la base de datos<text:bookmark-end text:name="__RefHeading___Toc1124_3594479673"/></text:h>
      <text:p text:style-name="P46">En el archivo <text:span text:style-name="T34">srv</text:span><text:span text:style-name="T29">/cats_rest/config.js verificar las lineas:</text:span></text:p>
      <text:p text:style-name="P36">const config = {</text:p>
      <text:p text:style-name="P36"><text:s text:c="4"/>user <text:s text:c="9"/>: "CATSISMO",</text:p>
      <text:p text:style-name="P36"><text:s text:c="4"/>password <text:s text:c="5"/>: "Cambiar123",</text:p>
      <text:p text:style-name="P36"><text:s text:c="4"/>connectString : "172.25.3.102:1532/sigpru",</text:p>
      <text:p text:style-name="P36"><text:s text:c="4"/>poolIncrement : <text:span text:style-name="T33">1</text:span>,</text:p>
      <text:p text:style-name="P36"><text:s text:c="4"/>poolMax <text:s text:c="6"/>: 4,</text:p>
      <text:p text:style-name="P36"><text:s text:c="4"/>poolMin <text:s text:c="6"/>: <text:span text:style-name="T35">3</text:span></text:p>
      <text:p text:style-name="P36">}</text:p>
      <text:p text:style-name="P9"><text:span text:style-name="T35">Las tres primeras </text:span>corresponden a las credenciales de la base de datos, la cadena de conexión. </text:p>
      <text:p text:style-name="P10">PoolIncrement indica cuantas nuevas conexiones se abren cuando se agotan las ya existentes.</text:p>
      <text:p text:style-name="P10">PoolMax indica cuantas conexiones máximo tiene el pool.</text:p>
      <text:p text:style-name="P10">PoolMin indica cuantas conexiones mínimo tiene el pool.</text:p>
      <text:h text:style-name="P61" text:outline-level="1"><text:bookmark-start text:name="__RefHeading___Toc915_1763709852"/>Log de errores<text:bookmark-end text:name="__RefHeading___Toc915_1763709852"/></text:h>
      <text:p text:style-name="P16">En caso de presentarse error en el despliegue, puede consultarse el log de errores de nginx en:</text:p>
      <text:p text:style-name="P20"><text:span text:style-name="Source_20_Text"><text:span text:style-name="T20">/var/log/nginx</text:span></text:span></text:p>
      <text:p text:style-name="P21"><text:span text:style-name="Source_20_Text"><text:span text:style-name="T21"/></text:span></text:p>
      <text:h text:style-name="Heading_20_1" text:outline-level="1"><text:bookmark-start text:name="__RefHeading___Toc523_124672415"/><text:soft-page-break/><text:span text:style-name="Source_20_Text"><text:span text:style-name="T6">Configuraci</text:span></text:span><text:span text:style-name="Source_20_Text"><text:span text:style-name="T11">ó</text:span></text:span><text:span text:style-name="Source_20_Text"><text:span text:style-name="T6">n de seguridad</text:span></text:span><text:bookmark-end text:name="__RefHeading___Toc523_124672415"/></text:h>
      <text:p text:style-name="P47"><text:span text:style-name="Source_20_Text"><text:span text:style-name="T12">El sistema funciona únicamente por protocolo HTTPS.</text:span></text:span></text:p>
      <text:p text:style-name="Standard"><text:span text:style-name="Source_20_Text"><text:span text:style-name="T14"/></text:span></text:p>
      <text:p text:style-name="Standard"><text:span text:style-name="Source_20_Text"><text:span text:style-name="T14">La llave privada </text:span></text:span><text:span text:style-name="Source_20_Text"><text:span text:style-name="T17">se encuentra</text:span></text:span><text:span text:style-name="Source_20_Text"><text:span text:style-name="T14"> </text:span></text:span><text:span text:style-name="Source_20_Text"><text:span text:style-name="T16">en:</text:span></text:span><text:span text:style-name="Source_20_Text"><text:span text:style-name="T14"> /etc/pki/tls/private/server.key</text:span></text:span></text:p>
      <text:p text:style-name="Standard"><text:span text:style-name="Source_20_Text"><text:span text:style-name="T14">El archivo de certificado </text:span></text:span><text:span text:style-name="Source_20_Text"><text:span text:style-name="T16">en</text:span></text:span><text:span text:style-name="Source_20_Text"><text:span text:style-name="T14">: /etc/pki/tls/certs/sgc.gov.co.crt</text:span></text:span></text:p>
      <text:p text:style-name="Standard"><text:span text:style-name="Source_20_Text"><text:span text:style-name="T14">El </text:span></text:span><text:span text:style-name="Source_20_Text"><text:span text:style-name="T16">archivo </text:span></text:span><text:span text:style-name="Source_20_Text"><text:span text:style-name="T14">de la CA : /etc/ssl/Intermedio.crt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0f1431" officeooo:paragraph-rsid="000f1431" style:font-weight-asian="bold" style:font-weight-complex="bold"/>
    </style:style>
    <style:style style:name="MT1" style:family="text">
      <style:text-properties officeooo:rsid="003dd4de"/>
    </style:style>
    <style:style style:name="MT2" style:family="text">
      <style:text-properties officeooo:rsid="0014eff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ismo sentido</text:span> – <text:span text:style-name="MT2">Administración del sistem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8:01:56.250000000</meta:creation-date>
    <dc:date>2021-12-15T11:24:27.284000000</dc:date>
    <meta:editing-duration>PT2H23M25S</meta:editing-duration>
    <meta:editing-cycles>47</meta:editing-cycles>
    <meta:generator>LibreOffice/7.2.4.1$Windows_X86_64 LibreOffice_project/27d75539669ac387bb498e35313b970b7fe9c4f9</meta:generator>
    <meta:document-statistic meta:table-count="2" meta:image-count="0" meta:object-count="0" meta:page-count="5" meta:paragraph-count="148" meta:word-count="585" meta:character-count="4421" meta:non-whitespace-character-count="3750"/>
  </office:meta>
</office:document-meta>
</file>